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471d2d" officeooo:paragraph-rsid="04471d2d"/>
    </style:style>
    <style:style style:name="P4" style:family="paragraph" style:parent-style-name="Text_20_body">
      <style:paragraph-properties fo:line-height="100%" fo:text-align="end" style:justify-single-word="false"/>
      <style:text-properties officeooo:rsid="03dbfc0a" officeooo:paragraph-rsid="042cd28c"/>
    </style:style>
    <style:style style:name="P5" style:family="paragraph" style:parent-style-name="Text_20_body">
      <style:paragraph-properties fo:line-height="100%"/>
      <style:text-properties officeooo:rsid="0452ba07" officeooo:paragraph-rsid="0464079f"/>
    </style:style>
    <style:style style:name="P6" style:family="paragraph" style:parent-style-name="Text_20_body">
      <style:paragraph-properties fo:line-height="100%"/>
      <style:text-properties officeooo:rsid="04228bf6" officeooo:paragraph-rsid="04356226"/>
    </style:style>
    <style:style style:name="P7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8" style:family="paragraph" style:parent-style-name="Text_20_body">
      <style:paragraph-properties fo:line-height="100%" fo:text-align="end" style:justify-single-word="false"/>
      <style:text-properties officeooo:rsid="03ef406b" officeooo:paragraph-rsid="0434ce3a"/>
    </style:style>
    <style:style style:name="P9" style:family="paragraph" style:parent-style-name="Text_20_body">
      <style:paragraph-properties fo:line-height="100%"/>
      <style:text-properties officeooo:rsid="04202c6b" officeooo:paragraph-rsid="04356226"/>
    </style:style>
    <style:style style:name="P10" style:family="paragraph" style:parent-style-name="Text_20_body">
      <style:paragraph-properties fo:line-height="100%" fo:text-align="end" style:justify-single-word="false"/>
      <style:text-properties officeooo:rsid="0437c27d" officeooo:paragraph-rsid="0437c27d"/>
    </style:style>
    <style:style style:name="P11" style:family="paragraph" style:parent-style-name="Text_20_body">
      <style:paragraph-properties fo:line-height="100%" fo:text-align="end" style:justify-single-word="false"/>
      <style:text-properties officeooo:rsid="043a39c1" officeooo:paragraph-rsid="043a39c1"/>
    </style:style>
    <style:style style:name="P12" style:family="paragraph" style:parent-style-name="Text_20_body">
      <style:paragraph-properties fo:line-height="100%" fo:text-align="end" style:justify-single-word="false"/>
      <style:text-properties officeooo:rsid="043ea1e2" officeooo:paragraph-rsid="045d995d"/>
    </style:style>
    <style:style style:name="P1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064434"/>
    </style:style>
    <style:style style:name="P14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fde0d0"/>
    </style:style>
    <style:style style:name="P15" style:family="paragraph" style:parent-style-name="Standard">
      <style:paragraph-properties fo:line-height="100%"/>
      <style:text-properties officeooo:rsid="03eb354c" officeooo:paragraph-rsid="0448e018"/>
    </style:style>
    <style:style style:name="P16" style:family="paragraph" style:parent-style-name="Table_20_Contents">
      <style:paragraph-properties fo:line-height="100%" fo:text-align="center" style:justify-single-word="false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3e873f6" officeooo:paragraph-rsid="03e873f6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3e848e0" officeooo:paragraph-rsid="03e848e0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rsid="03e98464" officeooo:paragraph-rsid="03e98464"/>
    </style:style>
    <style:style style:name="P20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1" style:family="paragraph" style:parent-style-name="Table_20_Contents">
      <style:paragraph-properties fo:line-height="100%" fo:text-align="center" style:justify-single-word="false"/>
      <style:text-properties officeooo:rsid="041d270a" officeooo:paragraph-rsid="0434ce3a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41e349b" officeooo:paragraph-rsid="0434ce3a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361b4b" officeooo:paragraph-rsid="04361b4b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37a23c" officeooo:paragraph-rsid="0437a23c"/>
    </style:style>
    <style:style style:name="P27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eb354c"/>
    </style:style>
    <style:style style:name="P28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3fde0d0"/>
    </style:style>
    <style:style style:name="P29" style:family="paragraph" style:parent-style-name="Text_20_body">
      <style:paragraph-properties fo:line-height="100%"/>
      <style:text-properties officeooo:rsid="0452ba07" officeooo:paragraph-rsid="0464079f"/>
    </style:style>
    <style:style style:name="P30" style:family="paragraph" style:parent-style-name="Text_20_body">
      <style:paragraph-properties fo:line-height="100%"/>
      <style:text-properties officeooo:rsid="04471d2d" officeooo:paragraph-rsid="04471d2d"/>
    </style:style>
    <style:style style:name="P31" style:family="paragraph" style:parent-style-name="Text_20_body">
      <style:paragraph-properties fo:line-height="100%"/>
      <style:text-properties officeooo:rsid="04699601" officeooo:paragraph-rsid="04699601"/>
    </style:style>
    <style:style style:name="P32" style:family="paragraph" style:parent-style-name="Text_20_body">
      <style:paragraph-properties fo:line-height="100%"/>
      <style:text-properties officeooo:rsid="04699601" officeooo:paragraph-rsid="04202c6b"/>
    </style:style>
    <style:style style:name="P33" style:family="paragraph" style:parent-style-name="Heading_20_1">
      <style:paragraph-properties fo:line-height="100%"/>
      <style:text-properties officeooo:rsid="036a1fa6" officeooo:paragraph-rsid="036a1fa6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361b4b"/>
    </style:style>
    <style:style style:name="T11" style:family="text">
      <style:text-properties officeooo:rsid="0437c27d"/>
    </style:style>
    <style:style style:name="T12" style:family="text">
      <style:text-properties officeooo:rsid="043a39c1"/>
    </style:style>
    <style:style style:name="T13" style:family="text">
      <style:text-properties officeooo:rsid="044093a9"/>
    </style:style>
    <style:style style:name="T14" style:family="text">
      <style:text-properties officeooo:rsid="04471eb7"/>
    </style:style>
    <style:style style:name="T15" style:family="text">
      <style:text-properties officeooo:rsid="0449ea87"/>
    </style:style>
    <style:style style:name="T16" style:family="text">
      <style:text-properties officeooo:rsid="044d13cb"/>
    </style:style>
    <style:style style:name="T17" style:family="text">
      <style:text-properties officeooo:rsid="0452cf3f"/>
    </style:style>
    <style:style style:name="T18" style:family="text">
      <style:text-properties officeooo:rsid="045aaddc"/>
    </style:style>
    <style:style style:name="T19" style:family="text">
      <style:text-properties officeooo:rsid="045b4e8b"/>
    </style:style>
    <style:style style:name="T20" style:family="text">
      <style:text-properties officeooo:rsid="045e7876"/>
    </style:style>
    <style:style style:name="T21" style:family="text">
      <style:text-properties officeooo:rsid="045feb4e"/>
    </style:style>
    <style:style style:name="T22" style:family="text">
      <style:text-properties officeooo:rsid="04699601"/>
    </style:style>
    <style:style style:name="T23" style:family="text">
      <style:text-properties officeooo:rsid="0469b0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שיעורי בית</text:h>
      <text:p text:style-name="P3"/>
      <text:p text:style-name="P3">1. <text:span text:style-name="T14">בבעיית החלפת-בתים עם n אנשים, </text:span>אלגוריתם "מעגלי המסחר" מאתחל גרף עם 2n צמתים. כיתבו אלגוריתם המשתמש בגרף עם n צמתים בלבד.</text:p>
      <text:p text:style-name="P3"/>
      <text:p text:style-name="P5">2. בעיית החלפת-מעונות-סטודנטים<text:span text:style-name="T17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(שהדיירים שלהם סיימו את התואר). </text:span>הציעו <text:span text:style-name="T18">אלגוריתם המשבץ את m+n הסטודנטים ל-m+n החדרים, עם שלוש התכונות: אמיתיות, יעילות-פארטו, והשתתפות מרצון.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4"><text:span text:style-name="T19">3</text:span>. 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5">א. ציירו את הגרף המכוון המתאר את ההתאמות בגרף<text:span text:style-name="T2"> (רמז: בגרף יש 3 צמתים ו-6 קשתות מכוונות).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סוג-דם חולה</text:p>
          </table:table-cell>
          <table:table-cell table:style-name="Table1.D1" office:value-type="string">
            <text:p text:style-name="P17">סוג-דם תורם</text:p>
          </table:table-cell>
        </table:table-row>
        <table:table-row>
          <table:covered-table-cell/>
          <table:table-cell table:style-name="Table1.B2" office:value-type="string">
            <text:p text:style-name="P18">זוג ראשון</text:p>
          </table:table-cell>
          <table:table-cell table:style-name="Table1.B2" office:value-type="string">
            <text:p text:style-name="P19">AB</text:p>
          </table:table-cell>
          <table:table-cell table:style-name="Table1.D2" office:value-type="string">
            <text:p text:style-name="P19">O</text:p>
          </table:table-cell>
        </table:table-row>
        <table:table-row>
          <table:covered-table-cell/>
          <table:table-cell table:style-name="Table1.B2" office:value-type="string">
            <text:p text:style-name="P18">זוג שני</text:p>
          </table:table-cell>
          <table:table-cell table:style-name="Table1.B2" office:value-type="string">
            <text:p text:style-name="P19">O</text:p>
          </table:table-cell>
          <table:table-cell table:style-name="Table1.D2" office:value-type="string">
            <text:p text:style-name="P19">A</text:p>
          </table:table-cell>
        </table:table-row>
        <table:table-row>
          <table:covered-table-cell/>
          <table:table-cell table:style-name="Table1.B2" office:value-type="string">
            <text:p text:style-name="P18">זוג שלישי</text:p>
          </table:table-cell>
          <table:table-cell table:style-name="Table1.B2" office:value-type="string">
            <text:p text:style-name="P19">A</text:p>
          </table:table-cell>
          <table:table-cell table:style-name="Table1.D2" office:value-type="string">
            <text:p text:style-name="P19">AB</text:p>
          </table:table-cell>
        </table:table-row>
      </table:table>
      <text:p text:style-name="P27">ב. כמה ואיזה חולים אפשר להציל בלי החלפת כליות בכלל?</text:p>
      <text:p text:style-name="P13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4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8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7"><text:span text:style-name="T23">4</text:span>. <text:span text:style-name="T22">ב</text:span>שאלה זו נניח שהתאמה בין תורם לנתרם תלויה בגורמים כלשהם ולא דווקא בסוג הדם. <text:span text:style-name="T16"><text:s/></text:span>נתון מאגר-נתונים עם שבעה זוגות <text:span text:style-name="T16">וטבלת-ההתאמה בצד שמאל.</text:span></text:p>
            <text:p text:style-name="P9">א. <text:span text:style-name="T7">כמה חולים אפשר להציל בעזרת אלגוריתם למציאת מעגלים באורך כלשהו?</text:span></text:p>
            <text:p text:style-name="P6">ב. יום אחד מגיע למאגר <text:span text:style-name="T9">תורם חסיד</text:span> <text:span text:style-name="T15">(אלטרואיסט) </text:span>המוכן לתרום כליה בהתנדבות.<text:span text:style-name="T8"> מה המספר הגדול ביותר של חולים שאפשר להציל בעזרת תרומה זו? תארו בפירוט מי יתרום למי ובאיזה סדר.</text:span></text:p>
          </table:table-cell>
          <table:table-cell table:style-name="Table2.A1" office:value-type="string">
            <text:p text:style-name="P20"><text:span text:style-name="T21">ה</text:span>זוג הזה</text:p>
          </table:table-cell>
          <table:table-cell table:style-name="Table2.C1" office:value-type="string">
            <text:p text:style-name="P20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22">1</text:p>
          </table:table-cell>
          <table:table-cell table:style-name="Table2.C2" office:value-type="string">
            <text:p text:style-name="P24">2,3,4</text:p>
          </table:table-cell>
        </table:table-row>
        <table:table-row>
          <table:covered-table-cell/>
          <table:table-cell table:style-name="Table2.B2" office:value-type="string">
            <text:p text:style-name="P22">2</text:p>
          </table:table-cell>
          <table:table-cell table:style-name="Table2.C2" office:value-type="string">
            <text:p text:style-name="P22">5</text:p>
          </table:table-cell>
        </table:table-row>
        <table:table-row>
          <table:covered-table-cell/>
          <table:table-cell table:style-name="Table2.B2" office:value-type="string">
            <text:p text:style-name="P22">3</text:p>
          </table:table-cell>
          <table:table-cell table:style-name="Table2.C2" office:value-type="string">
            <text:p text:style-name="P22">6</text:p>
          </table:table-cell>
        </table:table-row>
        <table:table-row>
          <table:covered-table-cell/>
          <table:table-cell table:style-name="Table2.B2" office:value-type="string">
            <text:p text:style-name="P22">4</text:p>
          </table:table-cell>
          <table:table-cell table:style-name="Table2.C2" office:value-type="string">
            <text:p text:style-name="P22">-</text:p>
          </table:table-cell>
        </table:table-row>
        <table:table-row>
          <table:covered-table-cell/>
          <table:table-cell table:style-name="Table2.B2" office:value-type="string">
            <text:p text:style-name="P22">5</text:p>
          </table:table-cell>
          <table:table-cell table:style-name="Table2.C2" office:value-type="string">
            <text:p text:style-name="P22">-</text:p>
          </table:table-cell>
        </table:table-row>
        <table:table-row>
          <table:covered-table-cell/>
          <table:table-cell table:style-name="Table2.B2" office:value-type="string">
            <text:p text:style-name="P22">6</text:p>
          </table:table-cell>
          <table:table-cell table:style-name="Table2.C2" office:value-type="string">
            <text:p text:style-name="P22">7</text:p>
          </table:table-cell>
        </table:table-row>
        <table:table-row>
          <table:covered-table-cell/>
          <table:table-cell table:style-name="Table2.B2" office:value-type="string">
            <text:p text:style-name="P22">7</text:p>
          </table:table-cell>
          <table:table-cell table:style-name="Table2.C2" office:value-type="string">
            <text:p text:style-name="P22">-</text:p>
          </table:table-cell>
        </table:table-row>
      </table:table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2T13:17:32.799969853</dc:date>
    <meta:editing-duration>P8DT17H26M10S</meta:editing-duration>
    <meta:editing-cycles>1015</meta:editing-cycles>
    <meta:document-statistic meta:table-count="2" meta:image-count="0" meta:object-count="0" meta:page-count="1" meta:paragraph-count="40" meta:word-count="260" meta:character-count="1382" meta:non-whitespace-character-count="1156"/>
  </office:meta>
</office:document-meta>
</file>